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0.5209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1" style:family="paragraph" style:parent-style-name="Standard">
      <style:paragraph-properties fo:margin-left="0.7602in" fo:margin-right="0in" fo:text-indent="0in" style:auto-text-indent="false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Standard" style:list-style-name="L5"/>
    <style:style style:name="P26" style:family="paragraph" style:parent-style-name="Heading_20_2">
      <style:paragraph-properties fo:margin-left="0in" fo:margin-right="0in" fo:text-indent="0in" style:auto-text-indent="false"/>
    </style:style>
    <style:style style:name="P27" style:family="paragraph" style:parent-style-name="Heading_20_2" style:list-style-name="L2">
      <style:paragraph-properties fo:margin-left="0in" fo:margin-right="0in" fo:text-indent="0in" style:auto-text-indent="false"/>
    </style:style>
    <style:style style:name="P28" style:family="paragraph" style:parent-style-name="Heading_20_2" style:list-style-name="L2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8" style:family="paragraph" style:parent-style-name="Text_20_body" style:list-style-name="L3">
      <style:paragraph-properties fo:text-align="justify" style:justify-single-word="false"/>
    </style:style>
    <style:style style:name="P39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40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WW8Num7">
      <style:paragraph-properties fo:margin-left="0in" fo:margin-right="0in" fo:text-indent="0in" style:auto-text-indent="false"/>
      <style:text-properties fo:font-size="12pt" fo:language="pt" fo:country="BR" style:font-size-asian="12pt" style:font-size-complex="12pt"/>
    </style:style>
    <style:style style:name="P46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8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WW8Num7">
      <style:paragraph-properties fo:margin-left="0in" fo:margin-right="0in" fo:text-indent="0in" style:auto-text-indent="false"/>
    </style:style>
    <style:style style:name="P51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/>
    </style:style>
    <style:style style:name="P52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53" style:family="paragraph" style:parent-style-name="Text_20_body" style:list-style-name="WW8Num7">
      <style:paragraph-properties fo:margin-left="1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3pt" fo:language="pt" fo:country="BR" fo:font-weight="normal" style:font-size-asian="13pt" style:font-weight-asian="normal" style:font-size-complex="13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pt" fo:country="BR" style:font-size-asian="12pt" style:font-size-complex="12pt"/>
    </style:style>
    <style:style style:name="T1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ou Gerente exclua o cadastro de uma instituição <text:s/>e consequentemente exclua os dados dessa intituição permanentemente do sistema.</text:p>
      <text:h text:style-name="Heading_20_1" text:outline-level="1">Breve Descrição dos Atores</text:h>
      <text:list xml:id="list7046036432" text:style-name="L1">
        <text:list-item>
          <text:list>
            <text:list-item>
              <text:p text:style-name="P22"><text:span text:style-name="T5">Administrador: E</text:span><text:span text:style-name="T7">xclui qualquer instituição e seus dados do sistema.</text:span></text:p>
            </text:list-item>
            <text:list-item>
              <text:p text:style-name="P23">Gerente: Exclui somente as instituições que ele possui acesso.</text:p>
            </text:list-item>
          </text:list>
        </text:list-item>
      </text:list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554256974" text:style-name="WW8Num7">
        <text:list-header>
          <text:p text:style-name="P52">1. O Administrador/Gerente seleciona a opção “Excluir Instituição” o sistema exibe uma tela com as seguintes opções:</text:p>
          <text:p text:style-name="P30"><text:span text:style-name="Fonte_20_parág._20_padrão"><text:span text:style-name="T17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53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41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1"><text:s/><text:tab/><text:tab/>- opção “Confirmar” para confirmar nome de Instituição fornecido;</text:p>
              <text:p text:style-name="P47"><text:span text:style-name="Fonte_20_parág._20_padrão"><text:span text:style-name="T18"><text:s/><text:tab/><text:tab/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xclusão;</text:span></text:span></text:p>
            </text:list-item>
          </text:list>
          <text:p text:style-name="P45"><text:s/><text:tab/>2. O Administrador/Gerente digita o nome da Instituição a ser excluída ou a <text:tab/>seleciona na<text:tab/> lista apresentada, sempre respeitando o que foi estipulado na breve <text:tab/>descrição dos atores. Em seguida ele seleciona o prazo de validade que o pedido <text:tab/>de exclusão deve ter e seleciona a opção “Confirmar”;</text:p>
          <text:list>
            <text:list-header>
              <text:p text:style-name="P43"><text:soft-page-break/><text:s/><text:tab/>3. O sistema dá continuidade ao processo de exclusão exibindo uma tela <text:tab/>contendo:</text:p>
            </text:list-header>
          </text:list>
          <text:p text:style-name="P31">- Nome da Instituição solicitada;</text:p>
          <text:p text:style-name="P32">- Nome do Gerente da Insituição a ser excluída;</text:p>
          <text:p text:style-name="P32">- campo editável para “Justificar” a exclusão, com no máximo 300 caracteres considerando espaços (preenchimento obrigatório);</text:p>
          <text:p text:style-name="P32">- o Prazo de Validade do pedido de exclusão;</text:p>
          <text:p text:style-name="P31">- opção “Excluir Instituição” para confirmar o pedido de exclusão;</text:p>
          <text:p text:style-name="P31">- opção “Voltar” para voltar à tela de seleção de Instituição a ser excluída;</text:p>
          <text:p text:style-name="P31">- opção “Cancelar” para sair da opção de exclusão;</text:p>
        </text:list-header>
      </text:list>
      <text:p text:style-name="P16"><text:span text:style-name="Fonte_20_parág._20_padrão"><text:span text:style-name="T14">4. O Administrador/Gerente preenche a justificativa de exclusão do usuário;</text:span></text:span></text:p>
      <text:p text:style-name="P16"><text:span text:style-name="Fonte_20_parág._20_padrão"><text:span text:style-name="T14">5. O Administrador/Gerente seleciona a opção “Excluir Instituição”;</text:span></text:span></text:p>
      <text:p text:style-name="P18"><text:span text:style-name="Fonte_20_parág._20_padrão"><text:span text:style-name="T14">6. O sistema exibe uma tela contendo:</text:span></text:span></text:p>
      <text:p text:style-name="P18"><text:span text:style-name="Fonte_20_parág._20_padrão"><text:span text:style-name="T14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ou Gerentes cadastrados no Sistema para que ele escolha qual deve <text:tab/>autorizar a operação de exclusão, respeitando o que foi estipulado na breve <text:tab/>descrição dos atores;</text:p>
      <text:p text:style-name="P14"><text:tab/>- opção “Confirmar” para confirmar escolha do Administrador/Gerente <text:tab/>que 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4">7. O Administrador/Gerente escolhe na lista outro Administrador ou outro Gerente para autorizar a operação, respeitando o estipulado na breve descrição dos atores;</text:span></text:span></text:p>
      <text:p text:style-name="P16"><text:span text:style-name="Fonte_20_parág._20_padrão"><text:span text:style-name="T14">8. O Administrador/Gerente seleciona a opção “Confirmar”;</text:span></text:span></text:p>
      <text:p text:style-name="P13">9. O sistema valida o pedido de exclusão, exibe a mensagem “Pedido de Exclusão Aguardando Aprovação” e envia para o e-mail do Administrador<text:span text:style-name="Fonte_20_parág._20_padrão">/Gerente</text:span> escolhido para autorizar o procedimento um link (url) de confirmação de exclusão, contendo:</text:p>
      <text:list xml:id="list1958959883" text:continue-numbering="true" text:style-name="WW8Num7">
        <text:list-header>
          <text:p text:style-name="P31">- o Nome da Instituição a ser excluída;</text:p>
          <text:p text:style-name="P31">- Nome do Gerente da Insituição a ser excluída;</text:p>
          <text:p text:style-name="P31">- justificativa da exclusão;</text:p>
          <text:p text:style-name="P31">- prazo de validade do pedido de exclusão;</text:p>
          <text:p text:style-name="P37">- opção “Confirmar Exclusão”;</text:p>
          <text:p text:style-name="P37"><text:soft-page-break/>- opção “Não Confirmar Exclusão”.</text:p>
          <text:p text:style-name="P50"><text:span text:style-name="T14"><text:s/><text:tab/>10. O Administrador</text:span><text:span text:style-name="Fonte_20_parág._20_padrão"><text:span text:style-name="T14">/Gerente</text:span></text:span><text:span text:style-name="T14"> que recebeu o e-mail, confirma a operação de <text:tab/>exclusão;</text:span></text:p>
          <text:list>
            <text:list-header>
              <text:p text:style-name="P45"><text:s/><text:tab/>11. O sistema valida a operação de exclusão;</text:p>
            </text:list-header>
          </text:list>
          <text:p text:style-name="P46"><text:s/><text:tab/>12. O caso de uso é encerrado.</text:p>
        </text:list-header>
      </text:list>
      <text:h text:style-name="Heading_20_1" text:outline-level="1">Fluxos Alternativos</text:h>
      <text:h text:style-name="P26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, o sistema retorna à página inicial</text:span><text:span text:style-name="T12"> e</text:span><text:span text:style-name="T11"> </text:span><text:span text:style-name="T8">o caso de uso termina.</text:span></text:p>
      <text:p text:style-name="P7">Fluxo Alternativo 2</text:p>
      <text:p text:style-name="P13">Se no passo 4 do <text:span text:style-name="T6">Fluxo Básico</text:span> o Administrador<text:span text:style-name="Fonte_20_parág._20_padrão">/Gerente</text:span>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4">Se no passo 8 do </text:span></text:span><text:span text:style-name="Fonte_20_parág._20_padrão"><text:span text:style-name="T9">Fluxo Básico </text:span></text:span><text:span text:style-name="Fonte_20_parág._20_padrão"><text:span text:style-name="T14">o Administrador/Gerente não selecionou outro Administrador/Gerente para autorizar a operação, então:</text:span></text:span></text:p>
      <text:p text:style-name="P18"><text:span text:style-name="Fonte_20_parág._20_padrão"><text:span text:style-name="T14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0 do <text:span text:style-name="Fonte_20_parág._20_padrão"><text:span text:style-name="T6">Fluxo Básico</text:span></text:span> o Administrador<text:span text:style-name="Fonte_20_parág._20_padrão">/Gerente</text:span> não selecionar nenhuma opção (Confirmar ou Não), durante o prazo de validade do pedido de exclusão, então: </text:p>
      <text:p text:style-name="P6"><text:s text:c="17"/><text:tab/>1. O pedido de exclusão é eliminado do sistema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4"><text:tab/>Se no passo 10 do </text:span></text:span><text:span text:style-name="Fonte_20_parág._20_padrão"><text:span text:style-name="T9">Fluxo Básico</text:span></text:span><text:span text:style-name="Fonte_20_parág._20_padrão"><text:span text:style-name="T14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pan text:style-name="Fonte_20_parág._20_padrão"><text:span text:style-name="T14"><text:tab/>Se no passo 10 do </text:span></text:span><text:span text:style-name="Fonte_20_parág._20_padrão"><text:span text:style-name="T9">Fluxo Básico </text:span></text:span><text:span text:style-name="Fonte_20_parág._20_padrão"><text:span text:style-name="T14">o Administrador seleciona a opção “Não <text:tab/>Confirmar Exclusão”, durante o prazo de validade do pedido de exclusão, então: </text:span></text:span></text:p>
      <text:p text:style-name="P6"><text:soft-page-break/><text:tab/> <text:tab/>1. A Instituição não é excluída do sistema;</text:p>
      <text:p text:style-name="P9"><text:tab/> <text:s/><text:span text:style-name="T13"><text:s/><text:tab/></text:span><text:span text:style-name="T10">2. O caso de uso é encerrado;</text:span></text:p>
      <text:p text:style-name="P8">Fluxo Alternativo 7</text:p>
      <text:p text:style-name="P5"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901595552" text:style-name="L2">
        <text:list-item>
          <text:list>
            <text:list-header>
              <text:h text:style-name="P27" text:outline-level="2">Fluxo Alternativo 8</text:h>
              <text:list>
                <text:list-header>
                  <text:p text:style-name="P51"><text:span text:style-name="T14"><text:s/><text:tab/>Se no passo 2 dos </text:span><text:span text:style-name="T9">Fluxo Básico</text:span><text:span text:style-name="T14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4"><text:s/><text:tab/><text:tab/>1. O sistema exibe a mensagem “Insira um Nome ou Parte do nome <text:tab/><text:tab/>desejado e então o selecione na lista”;</text:p>
            </text:list-header>
          </text:list>
          <text:p text:style-name="P44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8"><text:s/><text:tab/><text:tab/>3. O sistema retorna ao passo 1 do fluxo básico.</text:p>
                    </text:list-header>
                  </text:list>
                </text:list-item>
              </text:list>
              <text:h text:style-name="P28" text:outline-level="2">Fluxo Alternativo 9</text:h>
            </text:list-item>
          </text:list>
          <text:p text:style-name="P42"><text:s/><text:tab/>Se no passo 3 do <text:span text:style-name="T16">Fluxo Básico</text:span> o nome inserido não for encontrado, então:</text:p>
          <text:list text:continue-numbering="true">
            <text:list-header>
              <text:p text:style-name="P42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9"><text:s/><text:tab/><text:tab/>2. O sistema retorna ao passo 1 do fluxo básico.</text:p>
                    </text:list-header>
                  </text:list>
                </text:list-item>
              </text:list>
              <text:h text:style-name="P28" text:outline-level="2">Fluxo Alternativo 10</text:h>
              <text:p text:style-name="P51"><text:span text:style-name="T14"><text:s/><text:tab/>Se no passo 3 do </text:span><text:span text:style-name="T15">Fluxo Básico</text:span><text:span text:style-name="T14"> o Administrador</text:span><text:span text:style-name="Fonte_20_parág._20_padrão"><text:span text:style-name="T14">/Gerente</text:span></text:span><text:span text:style-name="T14"> selecionar a <text:s/>opção <text:tab/>“Voltar”, então:</text:span></text:p>
              <text:p text:style-name="P33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33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40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3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7">Não ocorre alteração na base de dados do sistema.</text:span></text:p>
      <text:p text:style-name="P17"><text:soft-page-break/>Fluxo Alternativo 5: <text:span text:style-name="T17">Não ocorre alteração na base de dados do sistema.</text:span></text:p>
      <text:p text:style-name="P17">Fluxo Alternativo 6: <text:span text:style-name="T17">Não ocorre alteração na base de dados do sistema.</text:span></text:p>
      <text:p text:style-name="P17">Fluxo Alternativo 7: Uma lista de backup é criada.</text:p>
      <text:p text:style-name="P17">Fluxo Alternativo 8: <text:span text:style-name="T17">Não ocorre alteração na base de dados do sistema.</text:span></text:p>
      <text:p text:style-name="P17">Fluxo Alternativo 9: <text:span text:style-name="T17">Não ocorre alteração na base de dados do sistema.</text:span></text:p>
      <text:p text:style-name="P17">Fluxo Alternativo 10: <text:span text:style-name="T17">Não ocorre alteração na base de dados do sistema.</text:span></text:p>
      <text:h text:style-name="Heading_20_1" text:outline-level="1">Requisitos Especiais</text:h>
      <text:list xml:id="list1117774956" text:style-name="L3">
        <text:list-item>
          <text:p text:style-name="P38"><text:span text:style-name="T14">Requisito de Auditoria: o sistema salva no banco de dados o Administrador</text:span><text:span text:style-name="Fonte_20_parág._20_padrão"><text:span text:style-name="T14">/Gerente</text:span></text:span><text:span text:style-name="T14"> que excluiu a instituição e o Administrador</text:span><text:span text:style-name="Fonte_20_parág._20_padrão"><text:span text:style-name="T14">/Gerente</text:span></text:span><text:span text:style-name="T14"> que autorizou a operação.</text:span></text:p>
        </text:list-item>
        <text:list-item>
          <text:p text:style-name="P34">Segurança: A url enviada no e-mail, para que a exclusão possa ser autorizada, deve ser segura e codificada.</text:p>
        </text:list-item>
      </text:list>
      <text:list xml:id="list1150183012" text:style-name="L4">
        <text:list-item>
          <text:p text:style-name="P35">Performance e Segurança: O sistema deve fazer uma verificação diária buscando exclusões pendentes (fora do prazo de validade estipulado) para manter a integridade do sistema.</text:p>
        </text:list-item>
      </text:list>
      <text:list xml:id="list1073083018" text:style-name="L5">
        <text:list-item>
          <text:p text:style-name="P36">Performance: A lista gerada no passo 2 deve ser similar a um combo box que é atualizado a cada letra inserida pelo usuário no campo Nome.</text:p>
        </text:list-item>
        <text:list-item>
          <text:p text:style-name="P39">Performance: A resposta do sistema para a busca da Instituição deve ser realizada em até 1 segundo.</text:p>
        </text:list-item>
        <text:list-item>
          <text:p text:style-name="P24">Segurança: Se o usuário logado no sistema não for um dos tipos existentes na <text:span text:style-name="T16">Breve Descrição dos Atores</text:span> a opção “Excluir Instituição” não deve estar disponível.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6-26T13:34:43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2</meta:editing-cycles>
    <meta:editing-duration>PT7H48M9S</meta:editing-duration>
    <meta:generator>LibreOffice/3.5$Linux_X86_64 LibreOffice_project/350m1$Build-2</meta:generator>
    <dc:date>2013-06-26T13:34:43</dc:date>
    <dc:creator>Thais </dc:creator>
    <meta:document-statistic meta:table-count="2" meta:image-count="1" meta:object-count="0" meta:page-count="5" meta:paragraph-count="108" meta:word-count="1449" meta:character-count="8943" meta:non-whitespace-character-count="7449"/>
  </office:meta>
</office:document-meta>
</file>